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color="#000000"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4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5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text-underline-style="none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0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/>
    </style:style>
    <style:style style:name="P31" style:family="paragraph" style:parent-style-name="Normal_20__28_Web_29_">
      <style:paragraph-properties fo:margin-top="0cm" fo:margin-bottom="0cm" fo:text-align="start" style:justify-single-word="false"/>
      <style:text-properties fo:color="#000000"/>
    </style:style>
    <style:style style:name="P32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top="0cm" fo:margin-bottom="0cm" fo:text-align="start" style:justify-single-word="false"/>
      <style:text-properties fo:color="#000000" fo:font-size="10pt" style:font-size-asian="10pt" style:font-size-complex="10pt"/>
    </style:style>
    <style:style style:name="P35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fo:font-size="10pt" style:font-size-asian="10pt" style:font-size-complex="10pt"/>
    </style:style>
    <style:style style:name="P3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Arial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44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5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0pt" style:text-underline-style="none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fo:color="#000000" style:text-underline-style="none"/>
    </style:style>
    <style:style style:name="P52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weight="bold" style:font-weight-asian="bold" style:font-name-complex="Nimbus Roman No9 L" style:font-weight-complex="bold"/>
    </style:style>
    <style:style style:name="T9" style:family="text">
      <style:text-properties style:font-name="Nimbus Roman No9 L" fo:font-weight="normal" style:font-name-asian="Arial" style:font-weight-asian="normal" style:font-name-complex="Nimbus Roman No9 L" style:font-weight-complex="normal"/>
    </style:style>
    <style:style style:name="T10" style:family="text">
      <style:text-properties style:font-name="Nimbus Roman No9 L" style:font-name-complex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1" style:font-style-asian="normal" style:font-name-complex="Verdana1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Nimbus Roman No9 L1" fo:font-weight="bold" style:font-weight-asian="bold" style:font-name-complex="Nimbus Roman No9 L" style:font-weight-complex="bold"/>
    </style:style>
    <style:style style:name="T15" style:family="text">
      <style:text-properties style:font-name="Nimbus Roman No9 L1" style:text-underline-style="none" fo:font-weight="bold" style:font-weight-asian="bold" style:font-name-complex="Nimbus Roman No9 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0004-CPECC-004-2014</text:p>
      <text:p text:style-name="P44"><text:span text:style-name="T5">Maturín, </text:span><text:span text:style-name="Fuente_20_de_20_párrafo_20_predeter."><text:span text:style-name="T3">28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Marzo </text:span></text:span><text:span text:style-name="Fuente_20_de_20_párrafo_20_predeter."><text:span text:style-name="T3">de</text:span></text:span><text:span text:style-name="Fuente_20_de_20_párrafo_20_predeter."><text:span text:style-name="T4"> 2014</text:span></text:span></text:p>
      <text:p text:style-name="P36"/>
      <text:p text:style-name="P38"><text:span text:style-name="T8">INFORME DE EVALUACIÓN CUALITATIVA Y CUANTITATIVA DE LAS <text:s/>OFERTAS RECIBIDAS DE LAS EMPRESAS PARTICIPANTES EN LA CONSULTA DE PRECIOS Nº </text:span><text:span text:style-name="T15">CEM-PC-02-01-0005-2014</text:span><text:span text:style-name="T14"> </text:span><text:span text:style-name="T8">DE FECHA 24-03-2014</text:span></text:p>
      <text:p text:style-name="P36"/>
      <text:p text:style-name="P29"><text:span text:style-name="T8">OBJETO: </text:span><text:span text:style-name="T9">Adquisición de uniforme protocolar para el encuentro nacional de la Oficina de Atención Ciudadana (OAC) correspondiente al año 2014.</text:span></text:p>
      <text:p text:style-name="P11"/>
      <text:p text:style-name="P45"><text:s/></text:p>
      <text:p text:style-name="P11">CRITERIOS DE EVALUACIÓN:</text:p>
      <text:p text:style-name="P37"/>
      <text:p text:style-name="P30"><text:span text:style-name="T8">Cualitativos: </text:span><text:span text:style-name="T10">Los oferentes deberán demostrar, a través de la documentación que poseen capacidad técnica para ejecutar el contrato, en caso de obtener la adjudicación. Se otorgará</text:span><text:span text:style-name="T8"> SESENTA (60) </text:span><text:span text:style-name="T10">puntos al aspecto cualitativo, según las especificaciones técnicas requeridas por la Unidad Usuaria y la Unidad Contratante, según lo siguiente:</text:span></text:p>
      <text:p text:style-name="P16"/>
      <text:p text:style-name="P10">- Oferta "A": INVERSIONES SHAMEL ART,C.A<text:line-break/>- Oferta "B": MODA Y TENDENCIA SHOP, C.A.<text:line-break/>- Oferta "C": QUIRIQUIRE ARTE Y PUBLICIDAD,C.A<text:line-break/>- Oferta "D": SERVICIOS SUMINISTROS ALTAMIRA,C.A<text:line-break/>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2"/>
          </table:table-cell>
          <table:table-cell table:style-name="Tabla4.A1" table:number-columns-spanned="3" office:value-type="string">
            <text:p text:style-name="P4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3">Proveedor</text:p>
          </table:table-cell>
          <table:table-cell table:style-name="Tabla4.A2" office:value-type="string">
            <text:p text:style-name="P43">Requerimientos Técnico</text:p>
          </table:table-cell>
          <table:table-cell table:style-name="Tabla4.A2" office:value-type="string">
            <text:p text:style-name="P43">Tiempo de Entrega</text:p>
          </table:table-cell>
          <table:table-cell table:style-name="Tabla4.A2" office:value-type="string">
            <text:p text:style-name="P43">Condiciones de Pago (5 días después de emitida la factura)<text:tab/></text:p>
          </table:table-cell>
          <table:table-cell table:style-name="Tabla4.E2" office:value-type="string">
            <text:p text:style-name="P43">Total</text:p>
          </table:table-cell>
        </table:table-row>
        <table:table-row>
          <table:table-cell table:style-name="Tabla4.A2" office:value-type="string">
            <text:p text:style-name="P41">Oferta "A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B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C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D"</text:p>
          </table:table-cell>
          <table:table-cell table:style-name="Tabla4.A2" office:value-type="string">
            <text:p text:style-name="P39">40</text:p>
          </table:table-cell>
          <table:table-cell table:style-name="Tabla4.A2" office:value-type="string">
            <text:p text:style-name="P40">10</text:p>
          </table:table-cell>
          <table:table-cell table:style-name="Tabla4.A2" office:value-type="string">
            <text:p text:style-name="P39">10</text:p>
          </table:table-cell>
          <table:table-cell table:style-name="Tabla4.E2" office:value-type="string">
            <text:p text:style-name="P43"><text:span text:style-name="T12">60</text:span><text:span text:style-name="T12"/></text:p>
          </table:table-cell>
        </table:table-row>
      </table:table>
      <text:p text:style-name="P34">* 0=No Presento</text:p>
      <text:p text:style-name="P31"><text:s/></text:p>
      <text:p text:style-name="P13"/>
      <text:p text:style-name="P13"/>
      <text:p text:style-name="P30"><text:span text:style-name="T8">Cuantitativos: </text:span><text:span text:style-name="T10">Una vez obtenida la puntuación de la evaluación cualitativa, se procederá a comparar y evaluar las ofertas económicas presentadas, asignándole una ponderación máxima de </text:span><text:span text:style-name="T8">CUARENTA (40)</text:span><text:span text:style-name="T10"> puntos, según lo siguiente: 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6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8">Oferta</text:p>
          </table:table-cell>
          <table:table-cell table:style-name="Tabla3.A2" office:value-type="string">
            <text:p text:style-name="P48">Condición </text:p>
          </table:table-cell>
          <table:table-cell table:style-name="Tabla3.A2" office:value-type="string">
            <text:p text:style-name="P48">Bs.</text:p>
          </table:table-cell>
          <table:table-cell table:style-name="Tabla3.A2" office:value-type="string">
            <text:p text:style-name="P48">PMO/POE</text:p>
          </table:table-cell>
          <table:table-cell table:style-name="Tabla3.A2" office:value-type="string">
            <text:p text:style-name="P48">PMP</text:p>
          </table:table-cell>
          <table:table-cell table:style-name="Tabla3.F2" office:value-type="string">
            <text:p text:style-name="P48">PP=(PMO/POE)*PMP</text:p>
          </table:table-cell>
        </table:table-row>
        <text:soft-page-break/>
        <table:table-row>
          <table:table-cell table:style-name="Tabla3.A3" office:value-type="string">
            <text:p text:style-name="P5"><text:span text:style-name="T11"/><text:span text:style-name="T13">"A": INVERSIONES SHAMEL ART,C.A</text:span></text:p>
          </table:table-cell>
          <table:table-cell table:style-name="Tabla3.A3" office:value-type="string">
            <text:p text:style-name="P49">Oferta mas Economica<text:line-break/><text:line-break/>Monto oferta "A"</text:p>
          </table:table-cell>
          <table:table-cell table:style-name="Tabla3.A3" office:value-type="string">
            <text:p text:style-name="P49">6.742,4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B": MODA Y TENDENCIA SHOP, C.A.</text:span></text:p>
          </table:table-cell>
          <table:table-cell table:style-name="Tabla3.A3" office:value-type="string">
            <text:p text:style-name="P49">Oferta mas Economica<text:line-break/><text:line-break/>Monto oferta "B"</text:p>
          </table:table-cell>
          <table:table-cell table:style-name="Tabla3.A3" office:value-type="string">
            <text:p text:style-name="P49">6.742,4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C": QUIRIQUIRE ARTE Y PUBLICIDAD,C.A</text:span></text:p>
          </table:table-cell>
          <table:table-cell table:style-name="Tabla3.A3" office:value-type="string">
            <text:p text:style-name="P49">Oferta mas Economica<text:line-break/><text:line-break/>Monto oferta "C"</text:p>
          </table:table-cell>
          <table:table-cell table:style-name="Tabla3.A3" office:value-type="string">
            <text:p text:style-name="P49">6.742,4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D": SERVICIOS SUMINISTROS ALTAMIRA,C.A</text:span></text:p>
          </table:table-cell>
          <table:table-cell table:style-name="Tabla3.A3" office:value-type="string">
            <text:p text:style-name="P49">Oferta mas Economica<text:line-break/><text:line-break/>Monto oferta "D"</text:p>
          </table:table-cell>
          <table:table-cell table:style-name="Tabla3.A3" office:value-type="string">
            <text:p text:style-name="P49">6.742,40<text:line-break/><text:line-break/><text:line-break/>6.742,40</text:p>
          </table:table-cell>
          <table:table-cell table:style-name="Tabla3.A3" office:value-type="string">
            <text:p text:style-name="P49">1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40,00</text:p>
          </table:table-cell>
        </table:table-row>
        <table:table-row>
          <table:table-cell table:style-name="Tabla3.F2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* 0=No Presento</text:p>
      <text:p text:style-name="P13"/>
      <text:p text:style-name="P13">EVALUACIÓN DE LAS OFERTAS:</text:p>
      <text:p text:style-name="P12"/>
      <text:p text:style-name="P13">De la evaluación total (cualitativa y cuantitativa) se obtuvo las ponderaciones siguientes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5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5">OFERENTE</text:p>
          </table:table-cell>
          <table:table-cell table:style-name="Tabla1.A2" table:number-rows-spanned="2" office:value-type="string">
            <text:p text:style-name="P15">EMPRESA</text:p>
          </table:table-cell>
          <table:table-cell table:style-name="Tabla1.A2" table:number-columns-spanned="2" office:value-type="string">
            <text:p text:style-name="P15">PUNTUACIÓN CRITERIOS</text:p>
          </table:table-cell>
          <table:covered-table-cell/>
          <table:table-cell table:style-name="Tabla1.A1" table:number-rows-spanned="2" office:value-type="string">
            <text:p text:style-name="P15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5">CUALITATIVOS</text:p>
          </table:table-cell>
          <table:table-cell table:style-name="Tabla1.A2" office:value-type="string">
            <text:p text:style-name="P15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">"A"</text:p>
          </table:table-cell>
          <table:table-cell table:style-name="Tabla1.A2" office:value-type="string">
            <text:p text:style-name="P42">INVERSIONES SHAMEL ART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B"</text:p>
          </table:table-cell>
          <table:table-cell table:style-name="Tabla1.A2" office:value-type="string">
            <text:p text:style-name="P42">MODA Y TENDENCIA SHOP, C.A.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C"</text:p>
          </table:table-cell>
          <table:table-cell table:style-name="Tabla1.A2" office:value-type="string">
            <text:p text:style-name="P42">QUIRIQUIRE ARTE Y PUBLICIDAD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D"</text:p>
          </table:table-cell>
          <table:table-cell table:style-name="Tabla1.A2" office:value-type="string">
            <text:p text:style-name="P42">SERVICIOS SUMINISTROS ALTAMIRA,C.A</text:p>
          </table:table-cell>
          <table:table-cell table:style-name="Tabla1.A2" office:value-type="string">
            <text:p text:style-name="P42">60</text:p>
          </table:table-cell>
          <table:table-cell table:style-name="Tabla1.A2" office:value-type="string">
            <text:p text:style-name="P42">40,00</text:p>
          </table:table-cell>
          <table:table-cell table:style-name="Tabla1.A1" office:value-type="string">
            <text:p text:style-name="P3">100,00</text:p>
          </table:table-cell>
        </table:table-row>
      </table:table>
      <text:p text:style-name="P35">* 0=No Presento</text:p>
      <text:p text:style-name="P12"/>
      <text:p text:style-name="P12"/>
      <text:p text:style-name="P12">CONCLUSIÓN:</text:p>
      <text:p text:style-name="P12"/>
      <text:p text:style-name="P14">La Dirección de Administración y Presupuesto (Unidad Contratante) invitó a participar a las empresas,  SERVICIOS Y SUMINISTROS ALTAMIRA, C.A. INVERSIONES SHAMEL ART, C.A., MODA </text:p>
      <text:p text:style-name="P32"/>
      <text:p text:style-name="P27"/>
      <text:p text:style-name="P12">RECOMENDACIÓN:</text:p>
      <text:p text:style-name="P17">En atención al estudio y análisis legal, técnico y financiero realizado a las ofertas presentadas por las empresas antes señaladas, y que existe disponibilidad presupuestaria y financiera, ésta Unidad Contratante determinó que la empresa  SERVICIOS Y SUMINISTROS ALTAMIRA, C.A califica como ganadora en el presente procedimiento de selección de contratistas, por ofrecer la unica oferta económica acompañado de excelente calidad de servicio en el ramo fabricación y suministros de uniformes, aspectos que nos permiten realizar la siguiente recomendación. <text:line-break/><text:line-break/>Se recomienda de conformidad con lo previsto en el artículo 87 de la Ley de Contrataciones Públicas; publicada en Gaceta Oficial de la República Bolivariana de Venezuela Nº 39.503 de fecha 06/09/2010, OTORGAR la adjudicación en el procedimiento administrativo Nº CEM-PC-02-01-0004-2014  para la Contratación del servicio de publicación en prensa de avisos, obituarios y notificaciones emitidos por este Órgano Contralor correspondiente al año 2014, a la empresa la empresa SERVICIOS Y SUMINISTROS ALTAMIRA, C.A, Rif  J-29640369-4.</text:p>
      <text:p text:style-name="P28"/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6">Dirección</text:span><text:span text:style-name="T7"> </text:span><text:span text:style-name="T6">de</text:span><text:span text:style-name="T7"> </text:span><text:span text:style-name="T6">Administración</text:span><text:span text:style-name="T7"> </text:span><text:span text:style-name="T6">(Unidad</text:span><text:span text:style-name="T7"> </text:span><text:span text:style-name="T6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2">MILAGROS DEL VALLE RIVAS MATA</text:p>
            <text:p text:style-name="P25">DIRECTOR (A)  DE ADMINISTRACIÓN Y PRESUPUESTO</text:p>
            <text:p text:style-name="P19"/>
          </table:table-cell>
          <table:table-cell table:style-name="Tabla2.A1" office:value-type="string">
            <text:p text:style-name="P23"/>
            <text:p text:style-name="P23"/>
            <text:p text:style-name="P23">GABRIELA ALEJANDRA GUEVARA UCERO</text:p>
            <text:p text:style-name="P24">ANALISTA DE ADMINISTRACIóN  I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1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2</text:page-number></text:span></text:span><text:span text:style-name="MT2">/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3-27T14:52:26</dc:date>
    <meta:print-date>2012-08-30T16:14:00</meta:print-date>
    <meta:editing-cycles>148</meta:editing-cycles>
    <meta:editing-duration>PT19H58M42S</meta:editing-duration>
    <meta:generator>LibreOffice/3.5$Linux_x86 LibreOffice_project/350m1$Build-2</meta:generator>
    <dc:creator>Guidmar Espinoza</dc:creator>
    <meta:document-statistic meta:table-count="4" meta:image-count="1" meta:object-count="0" meta:page-count="2" meta:paragraph-count="67" meta:word-count="293" meta:character-count="2239" meta:non-whitespace-character-count="2006"/>
  </office:meta>
</office:document-meta>
</file>